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-color="#00b4ff" fo:padding-top="-0.05cm" fo:padding-bottom="-0.05cm" fo:padding-left="-0.05cm" fo:padding-right="-0.05cm"/>
    </style:style>
    <style:style style:name="gr2" style:family="graphic" style:parent-style-name="standard">
      <style:graphic-properties svg:stroke-width="0.005cm" svg:stroke-color="#add6e7" draw:fill="none" draw:fill-color="#ffffff" fo:padding-top="-0.047cm" fo:padding-bottom="-0.047cm" fo:padding-left="-0.047cm" fo:padding-right="-0.047cm"/>
    </style:style>
    <style:style style:name="gr3" style:family="graphic" style:parent-style-name="standard">
      <style:graphic-properties svg:stroke-width="0cm" draw:fill-color="#005a80" fo:padding-top="-0.05cm" fo:padding-bottom="-0.05cm" fo:padding-left="-0.05cm" fo:padding-right="-0.05cm"/>
    </style:style>
    <style:style style:name="gr4" style:family="graphic" style:parent-style-name="standard">
      <style:graphic-properties svg:stroke-width="0cm" draw:fill-color="#0096d4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add6e7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1.965cm" svg:y="-4.951cm"/>
          <draw:glue-point draw:id="5" svg:x="1.518cm" svg:y="-4.951cm"/>
          <draw:glue-point draw:id="6" svg:x="5cm" svg:y="-4.951cm"/>
          <draw:glue-point draw:id="7" svg:x="-4.983cm" svg:y="5.051cm"/>
          <draw:glue-point draw:id="8" svg:x="-1.24cm" svg:y="5.051cm"/>
          <draw:glue-point draw:id="9" svg:x="2.504cm" svg:y="5.051cm"/>
          <draw:glue-point draw:id="10" svg:x="-5.012cm" svg:y="0.05cm"/>
          <draw:glue-point draw:id="11" svg:x="5cm" svg:y="-0.486cm"/>
          <draw:glue-point draw:id="12" svg:x="0.103cm" svg:y="-0.017cm"/>
          <draw:polygon draw:style-name="gr1" draw:layer="layout" svg:width="4.1cm" svg:height="1.003cm" svg:x="0cm" svg:y="0cm" svg:viewBox="0 0 4101 1004" draw:points="0,1004 1239,0 4101,0 3075,1004">
            <text:p/>
          </draw:polygon>
          <draw:polyline draw:style-name="gr2" draw:layer="layout" svg:width="4.101cm" svg:height="1.003cm" svg:x="0cm" svg:y="0cm" svg:viewBox="0 0 4102 1004" draw:points="1,1004 1240,0 4102,0 3076,1004 0,1004">
            <text:p/>
          </draw:polyline>
          <draw:polygon draw:style-name="gr3" draw:layer="layout" svg:width="1.026cm" svg:height="1.997cm" svg:x="3.076cm" svg:y="0.002cm" svg:viewBox="0 0 1027 1998" draw:points="0,1998 1027,889 1027,0 0,1001">
            <text:p/>
          </draw:polygon>
          <draw:polyline draw:style-name="gr2" draw:layer="layout" svg:width="1.026cm" svg:height="1.997cm" svg:x="3.076cm" svg:y="0.002cm" svg:viewBox="0 0 1027 1998" draw:points="0,1998 1027,889 1027,0 0,1001 0,1998">
            <text:p/>
          </draw:polyline>
          <draw:polygon draw:style-name="gr4" draw:layer="layout" svg:width="3.072cm" svg:height="0.997cm" svg:x="0.004cm" svg:y="1.003cm" svg:viewBox="0 0 3073 998" draw:points="0,998 3073,998 3073,0 0,0">
            <text:p/>
          </draw:polygon>
          <draw:polyline draw:style-name="gr2" draw:layer="layout" svg:width="3.072cm" svg:height="0.997cm" svg:x="0.004cm" svg:y="1.003cm" svg:viewBox="0 0 3073 998" draw:points="0,998 3073,998 3073,0 0,0 0,998">
            <text:p/>
          </draw:polyline>
          <draw:polygon draw:style-name="gr5" draw:layer="layout" svg:width="1.735cm" svg:height="0.605cm" svg:x="0.477cm" svg:y="1.18cm" svg:viewBox="0 0 1736 606" draw:points="1202,374 0,376 0,229 1202,229 1202,0 1736,303 1202,606">
            <text:p/>
          </draw:polygon>
          <draw:polygon draw:style-name="gr5" draw:layer="layout" svg:width="0.533cm" svg:height="0.605cm" svg:x="0.074cm" svg:y="1.181cm" svg:viewBox="0 0 534 606" draw:points="534,229 534,0 0,303 534,606 534,377">
            <text:p/>
          </draw:polygon>
          <draw:polygon draw:style-name="gr5" draw:layer="layout" svg:width="0.533cm" svg:height="0.605cm" svg:x="2.409cm" svg:y="1.181cm" svg:viewBox="0 0 534 606" draw:points="534,229 534,0 0,303 534,606 534,37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Cable Modem</dc:title>
    <meta:creation-date>2011-02-07T16:34:05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